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05mm"/>
    </style:style>
    <style:style style:name="co2" style:family="table-column">
      <style:table-column-properties fo:break-before="auto" style:column-width="43.83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34.31mm"/>
    </style:style>
    <style:style style:name="co5" style:family="table-column">
      <style:table-column-properties fo:break-before="auto" style:column-width="27.2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4.03mm"/>
    </style:style>
    <style:style style:name="co8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6mm" fo:break-before="auto" style:use-optimal-row-height="fals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 style:data-style-name="N100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Default"/>
        <table:table-row table:style-name="ro1">
          <table:table-cell table:style-name="Default" office:value-type="string" calcext:value-type="string">
            <text:p><text:s/></text:p>
          </table:table-cell>
          <table:table-cell table:style-name="Default"/>
          <table:table-cell table:style-name="Default" office:value-type="string" calcext:value-type="string">
            <text:p>MTCNN PLUS MOBILEFACENET RECOGNITION 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TEST RESULTS ON FACE TOUGH IMAGE WHICH HAS 41 IMAGES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VARYING BATCH SIZES 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MODEL INITIALISATION TIME (Sec.)</text:p>
          </table:table-cell>
          <table:table-cell table:style-name="ce1" office:value-type="string" calcext:value-type="string">
            <text:p>PRE-PROCESSING TIME (Sec.)</text:p>
          </table:table-cell>
          <table:table-cell table:style-name="ce1" office:value-type="string" calcext:value-type="string">
            <text:p>MTCNN DETECTION TIME (Sec.)</text:p>
          </table:table-cell>
          <table:table-cell table:style-name="ce1" office:value-type="string" calcext:value-type="string">
            <text:p>RECOGNITION TIME (Sec.)</text:p>
          </table:table-cell>
          <table:table-cell table:style-name="ce3"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.414" calcext:value-type="float">
            <text:p>0.414</text:p>
          </table:table-cell>
          <table:table-cell office:value-type="float" office:value="0.008" calcext:value-type="float">
            <text:p>0.008</text:p>
          </table:table-cell>
          <table:table-cell office:value-type="float" office:value="1.798" calcext:value-type="float">
            <text:p>1.798</text:p>
          </table:table-cell>
          <table:table-cell office:value-type="float" office:value="1.068" calcext:value-type="float">
            <text:p>1.068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.367" calcext:value-type="float">
            <text:p>0.367</text:p>
          </table:table-cell>
          <table:table-cell office:value-type="float" office:value="0.008" calcext:value-type="float">
            <text:p>0.008</text:p>
          </table:table-cell>
          <table:table-cell office:value-type="float" office:value="1.826" calcext:value-type="float">
            <text:p>1.826</text:p>
          </table:table-cell>
          <table:table-cell office:value-type="float" office:value="0.901" calcext:value-type="float">
            <text:p>0.901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.374" calcext:value-type="float">
            <text:p>0.374</text:p>
          </table:table-cell>
          <table:table-cell office:value-type="float" office:value="0.008" calcext:value-type="float">
            <text:p>0.008</text:p>
          </table:table-cell>
          <table:table-cell office:value-type="float" office:value="1.841" calcext:value-type="float">
            <text:p>1.841</text:p>
          </table:table-cell>
          <table:table-cell office:value-type="float" office:value="0.89" calcext:value-type="float">
            <text:p>0.89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.396" calcext:value-type="float">
            <text:p>0.396</text:p>
          </table:table-cell>
          <table:table-cell office:value-type="float" office:value="0.008" calcext:value-type="float">
            <text:p>0.008</text:p>
          </table:table-cell>
          <table:table-cell office:value-type="float" office:value="1.841" calcext:value-type="float">
            <text:p>1.841</text:p>
          </table:table-cell>
          <table:table-cell office:value-type="float" office:value="0.937" calcext:value-type="float">
            <text:p>0.937</text:p>
          </table:table-cell>
          <table:table-cell table:number-columns-repeated="10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0.375" calcext:value-type="float">
            <text:p>0.375</text:p>
          </table:table-cell>
          <table:table-cell office:value-type="float" office:value="0.008" calcext:value-type="float">
            <text:p>0.008</text:p>
          </table:table-cell>
          <table:table-cell office:value-type="float" office:value="1.861" calcext:value-type="float">
            <text:p>1.861</text:p>
          </table:table-cell>
          <table:table-cell office:value-type="float" office:value="0.963" calcext:value-type="float">
            <text:p>0.963</text:p>
          </table:table-cell>
          <table:table-cell table:number-columns-repeated="101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0.377" calcext:value-type="float">
            <text:p>0.377</text:p>
          </table:table-cell>
          <table:table-cell office:value-type="float" office:value="0.008" calcext:value-type="float">
            <text:p>0.008</text:p>
          </table:table-cell>
          <table:table-cell office:value-type="float" office:value="1.837" calcext:value-type="float">
            <text:p>1.837</text:p>
          </table:table-cell>
          <table:table-cell office:value-type="float" office:value="0.92" calcext:value-type="float">
            <text:p>0.92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0.421" calcext:value-type="float">
            <text:p>0.421</text:p>
          </table:table-cell>
          <table:table-cell office:value-type="float" office:value="0.008" calcext:value-type="float">
            <text:p>0.008</text:p>
          </table:table-cell>
          <table:table-cell office:value-type="float" office:value="1.797" calcext:value-type="float">
            <text:p>1.797</text:p>
          </table:table-cell>
          <table:table-cell office:value-type="float" office:value="0.926" calcext:value-type="float">
            <text:p>0.926</text:p>
          </table:table-cell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0.372" calcext:value-type="float">
            <text:p>0.372</text:p>
          </table:table-cell>
          <table:table-cell office:value-type="float" office:value="0.008" calcext:value-type="float">
            <text:p>0.008</text:p>
          </table:table-cell>
          <table:table-cell office:value-type="float" office:value="1.836" calcext:value-type="float">
            <text:p>1.836</text:p>
          </table:table-cell>
          <table:table-cell office:value-type="float" office:value="1.039" calcext:value-type="float">
            <text:p>1.039</text:p>
          </table:table-cell>
          <table:table-cell table:number-columns-repeated="1019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0.373" calcext:value-type="float">
            <text:p>0.373</text:p>
          </table:table-cell>
          <table:table-cell office:value-type="float" office:value="0.008" calcext:value-type="float">
            <text:p>0.008</text:p>
          </table:table-cell>
          <table:table-cell office:value-type="float" office:value="1.83" calcext:value-type="float">
            <text:p>1.83</text:p>
          </table:table-cell>
          <table:table-cell office:value-type="float" office:value="0.992" calcext:value-type="float">
            <text:p>0.992</text:p>
          </table:table-cell>
          <table:table-cell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0.418" calcext:value-type="float">
            <text:p>0.418</text:p>
          </table:table-cell>
          <table:table-cell office:value-type="float" office:value="0.008" calcext:value-type="float">
            <text:p>0.008</text:p>
          </table:table-cell>
          <table:table-cell office:value-type="float" office:value="1.8" calcext:value-type="float">
            <text:p>1.8</text:p>
          </table:table-cell>
          <table:table-cell office:value-type="float" office:value="1.073" calcext:value-type="float">
            <text:p>1.073</text:p>
          </table:table-cell>
          <table:table-cell table:number-columns-repeated="1019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0.374" calcext:value-type="float">
            <text:p>0.374</text:p>
          </table:table-cell>
          <table:table-cell office:value-type="float" office:value="0.008" calcext:value-type="float">
            <text:p>0.008</text:p>
          </table:table-cell>
          <table:table-cell office:value-type="float" office:value="1.828" calcext:value-type="float">
            <text:p>1.828</text:p>
          </table:table-cell>
          <table:table-cell office:value-type="float" office:value="0.957" calcext:value-type="float">
            <text:p>0.957</text:p>
          </table:table-cell>
          <table:table-cell table:number-columns-repeated="1019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0.371" calcext:value-type="float">
            <text:p>0.371</text:p>
          </table:table-cell>
          <table:table-cell office:value-type="float" office:value="0.008" calcext:value-type="float">
            <text:p>0.008</text:p>
          </table:table-cell>
          <table:table-cell office:value-type="float" office:value="1.842" calcext:value-type="float">
            <text:p>1.842</text:p>
          </table:table-cell>
          <table:table-cell office:value-type="float" office:value="1.023" calcext:value-type="float">
            <text:p>1.023</text:p>
          </table:table-cell>
          <table:table-cell table:number-columns-repeated="1019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0.372" calcext:value-type="float">
            <text:p>0.372</text:p>
          </table:table-cell>
          <table:table-cell office:value-type="float" office:value="0.009" calcext:value-type="float">
            <text:p>0.009</text:p>
          </table:table-cell>
          <table:table-cell office:value-type="float" office:value="1.831" calcext:value-type="float">
            <text:p>1.831</text:p>
          </table:table-cell>
          <table:table-cell office:value-type="float" office:value="1.083" calcext:value-type="float">
            <text:p>1.083</text:p>
          </table:table-cell>
          <table:table-cell table:number-columns-repeated="1019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0.38" calcext:value-type="float">
            <text:p>0.38</text:p>
          </table:table-cell>
          <table:table-cell office:value-type="float" office:value="0.009" calcext:value-type="float">
            <text:p>0.009</text:p>
          </table:table-cell>
          <table:table-cell office:value-type="float" office:value="1.911" calcext:value-type="float">
            <text:p>1.911</text:p>
          </table:table-cell>
          <table:table-cell office:value-type="float" office:value="0.905" calcext:value-type="float">
            <text:p>0.905</text:p>
          </table:table-cell>
          <table:table-cell table:number-columns-repeated="1019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0.377" calcext:value-type="float">
            <text:p>0.377</text:p>
          </table:table-cell>
          <table:table-cell office:value-type="float" office:value="0.007" calcext:value-type="float">
            <text:p>0.007</text:p>
          </table:table-cell>
          <table:table-cell office:value-type="float" office:value="1.821" calcext:value-type="float">
            <text:p>1.821</text:p>
          </table:table-cell>
          <table:table-cell office:value-type="float" office:value="0.936" calcext:value-type="float">
            <text:p>0.936</text:p>
          </table:table-cell>
          <table:table-cell table:number-columns-repeated="1019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0.373" calcext:value-type="float">
            <text:p>0.373</text:p>
          </table:table-cell>
          <table:table-cell office:value-type="float" office:value="0.008" calcext:value-type="float">
            <text:p>0.008</text:p>
          </table:table-cell>
          <table:table-cell office:value-type="float" office:value="1.85" calcext:value-type="float">
            <text:p>1.85</text:p>
          </table:table-cell>
          <table:table-cell office:value-type="float" office:value="0.97" calcext:value-type="float">
            <text:p>0.97</text:p>
          </table:table-cell>
          <table:table-cell table:number-columns-repeated="1019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0.378" calcext:value-type="float">
            <text:p>0.378</text:p>
          </table:table-cell>
          <table:table-cell office:value-type="float" office:value="0.008" calcext:value-type="float">
            <text:p>0.008</text:p>
          </table:table-cell>
          <table:table-cell office:value-type="float" office:value="1.803" calcext:value-type="float">
            <text:p>1.803</text:p>
          </table:table-cell>
          <table:table-cell office:value-type="float" office:value="1.168" calcext:value-type="float">
            <text:p>1.168</text:p>
          </table:table-cell>
          <table:table-cell table:number-columns-repeated="1019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0.38" calcext:value-type="float">
            <text:p>0.38</text:p>
          </table:table-cell>
          <table:table-cell office:value-type="float" office:value="0.009" calcext:value-type="float">
            <text:p>0.009</text:p>
          </table:table-cell>
          <table:table-cell office:value-type="float" office:value="1.748" calcext:value-type="float">
            <text:p>1.748</text:p>
          </table:table-cell>
          <table:table-cell office:value-type="float" office:value="0.869" calcext:value-type="float">
            <text:p>0.869</text:p>
          </table:table-cell>
          <table:table-cell table:number-columns-repeated="1019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0.376" calcext:value-type="float">
            <text:p>0.376</text:p>
          </table:table-cell>
          <table:table-cell office:value-type="float" office:value="0.008" calcext:value-type="float">
            <text:p>0.008</text:p>
          </table:table-cell>
          <table:table-cell office:value-type="float" office:value="1.845" calcext:value-type="float">
            <text:p>1.845</text:p>
          </table:table-cell>
          <table:table-cell office:value-type="float" office:value="0.956" calcext:value-type="float">
            <text:p>0.956</text:p>
          </table:table-cell>
          <table:table-cell table:number-columns-repeated="1019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0.371" calcext:value-type="float">
            <text:p>0.371</text:p>
          </table:table-cell>
          <table:table-cell office:value-type="float" office:value="0.008" calcext:value-type="float">
            <text:p>0.008</text:p>
          </table:table-cell>
          <table:table-cell office:value-type="float" office:value="1.835" calcext:value-type="float">
            <text:p>1.835</text:p>
          </table:table-cell>
          <table:table-cell office:value-type="float" office:value="1.03" calcext:value-type="float">
            <text:p>1.03</text:p>
          </table:table-cell>
          <table:table-cell table:number-columns-repeated="1019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0.375" calcext:value-type="float">
            <text:p>0.375</text:p>
          </table:table-cell>
          <table:table-cell office:value-type="float" office:value="0.008" calcext:value-type="float">
            <text:p>0.008</text:p>
          </table:table-cell>
          <table:table-cell office:value-type="float" office:value="1.851" calcext:value-type="float">
            <text:p>1.851</text:p>
          </table:table-cell>
          <table:table-cell office:value-type="float" office:value="1.128" calcext:value-type="float">
            <text:p>1.128</text:p>
          </table:table-cell>
          <table:table-cell table:number-columns-repeated="1019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0.364" calcext:value-type="float">
            <text:p>0.364</text:p>
          </table:table-cell>
          <table:table-cell office:value-type="float" office:value="0.008" calcext:value-type="float">
            <text:p>0.008</text:p>
          </table:table-cell>
          <table:table-cell office:value-type="float" office:value="1.814" calcext:value-type="float">
            <text:p>1.814</text:p>
          </table:table-cell>
          <table:table-cell office:value-type="float" office:value="1.208" calcext:value-type="float">
            <text:p>1.208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199.91mm" svg:height="112.16mm" svg:x="55.32mm" svg:y="156.15mm">
            <draw:object draw:notify-on-update-of-ranges="Sheet2.A3:Sheet2.A24 Sheet2.B2:Sheet2.B2 Sheet2.B3:Sheet2.B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2.98mm" svg:height="91.44mm" svg:x="235.32mm" svg:y="168.89mm">
            <draw:object draw:notify-on-update-of-ranges="Sheet2.C3:Sheet2.C24 Sheet2.D2:Sheet2.D2 Sheet2.D3:Sheet2.D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6" table:default-cell-style-name="ce2"/>
        <table:table-column table:style-name="co7" table:default-cell-style-name="ce2"/>
        <table:table-column table:style-name="co6" table:number-columns-repeated="4" table:default-cell-style-name="Default"/>
        <table:table-column table:style-name="co8" table:default-cell-style-name="Default"/>
        <table:table-row table:style-name="ro1">
          <table:table-cell table:style-name="Default" table:number-columns-repeated="2"/>
          <table:table-cell table:number-columns-repeated="5"/>
        </table:table-row>
        <table:table-row table:style-name="ro4"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MTCNN DETECTION TIME (Sec.)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PRE-PROCESSING TIME (Sec.)</text:p>
          </table:table-cell>
          <table:table-cell/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MODEL INIT TIME (Sec.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98" calcext:value-type="float">
            <text:p>1.79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8" calcext:value-type="float">
            <text:p>0.008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.414" calcext:value-type="float">
            <text:p>0.4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26" calcext:value-type="float">
            <text:p>1.8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8" calcext:value-type="float">
            <text:p>0.008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0.367" calcext:value-type="float">
            <text:p>0.3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41" calcext:value-type="float">
            <text:p>1.84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8" calcext:value-type="float">
            <text:p>0.008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0.374" calcext:value-type="float">
            <text:p>0.3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41" calcext:value-type="float">
            <text:p>1.84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08" calcext:value-type="float">
            <text:p>0.008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0.396" calcext:value-type="float">
            <text:p>0.3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861" calcext:value-type="float">
            <text:p>1.86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08" calcext:value-type="float">
            <text:p>0.008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837" calcext:value-type="float">
            <text:p>1.83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008" calcext:value-type="float">
            <text:p>0.008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0.377" calcext:value-type="float">
            <text:p>0.3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797" calcext:value-type="float">
            <text:p>1.79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008" calcext:value-type="float">
            <text:p>0.008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1" calcext:value-type="float">
            <text:p>0.4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836" calcext:value-type="float">
            <text:p>1.83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008" calcext:value-type="float">
            <text:p>0.008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0.372" calcext:value-type="float">
            <text:p>0.3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83" calcext:value-type="float">
            <text:p>1.8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08" calcext:value-type="float">
            <text:p>0.008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0.373" calcext:value-type="float">
            <text:p>0.3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8" calcext:value-type="float">
            <text:p>1.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08" calcext:value-type="float">
            <text:p>0.008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418" calcext:value-type="float">
            <text:p>0.4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828" calcext:value-type="float">
            <text:p>1.82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008" calcext:value-type="float">
            <text:p>0.008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374" calcext:value-type="float">
            <text:p>0.3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842" calcext:value-type="float">
            <text:p>1.84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008" calcext:value-type="float">
            <text:p>0.008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831" calcext:value-type="float">
            <text:p>1.83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.009" calcext:value-type="float">
            <text:p>0.009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0.372" calcext:value-type="float">
            <text:p>0.3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911" calcext:value-type="float">
            <text:p>1.91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009" calcext:value-type="float">
            <text:p>0.009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821" calcext:value-type="float">
            <text:p>1.82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007" calcext:value-type="float">
            <text:p>0.007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377" calcext:value-type="float">
            <text:p>0.3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85" calcext:value-type="float">
            <text:p>1.8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008" calcext:value-type="float">
            <text:p>0.008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373" calcext:value-type="float">
            <text:p>0.3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803" calcext:value-type="float">
            <text:p>1.80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008" calcext:value-type="float">
            <text:p>0.008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378" calcext:value-type="float">
            <text:p>0.3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748" calcext:value-type="float">
            <text:p>1.74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.009" calcext:value-type="float">
            <text:p>0.009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845" calcext:value-type="float">
            <text:p>1.84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0.008" calcext:value-type="float">
            <text:p>0.008</text:p>
          </table:table-cell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0.376" calcext:value-type="float">
            <text:p>0.3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835" calcext:value-type="float">
            <text:p>1.83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0.008" calcext:value-type="float">
            <text:p>0.008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851" calcext:value-type="float">
            <text:p>1.85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.008" calcext:value-type="float">
            <text:p>0.008</text:p>
          </table:table-cell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814" calcext:value-type="float">
            <text:p>1.81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008" calcext:value-type="float">
            <text:p>0.00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364" calcext:value-type="float">
            <text:p>0.364</text:p>
          </table:table-cell>
        </table:table-row>
        <table:table-row table:style-name="ro1" table:number-rows-repeated="9">
          <table:table-cell table:style-name="Default" table:number-columns-repeated="2"/>
          <table:table-cell table:number-columns-repeated="5"/>
        </table:table-row>
        <table:table-row table:style-name="ro5"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RECOGNITION TIME (Sec.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68" calcext:value-type="float">
            <text:p>1.06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01" calcext:value-type="float">
            <text:p>0.90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9" calcext:value-type="float">
            <text:p>0.8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37" calcext:value-type="float">
            <text:p>0.93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63" calcext:value-type="float">
            <text:p>0.96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2" calcext:value-type="float">
            <text:p>0.9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26" calcext:value-type="float">
            <text:p>0.92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39" calcext:value-type="float">
            <text:p>1.03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92" calcext:value-type="float">
            <text:p>0.99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73" calcext:value-type="float">
            <text:p>1.07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7" calcext:value-type="float">
            <text:p>0.95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023" calcext:value-type="float">
            <text:p>1.02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83" calcext:value-type="float">
            <text:p>1.08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05" calcext:value-type="float">
            <text:p>0.90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36" calcext:value-type="float">
            <text:p>0.93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7" calcext:value-type="float">
            <text:p>0.9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68" calcext:value-type="float">
            <text:p>1.168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69" calcext:value-type="float">
            <text:p>0.86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56" calcext:value-type="float">
            <text:p>0.95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03" calcext:value-type="float">
            <text:p>1.03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128" calcext:value-type="float">
            <text:p>1.128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208" calcext:value-type="float">
            <text:p>1.208</text:p>
          </table:table-cell>
          <table:table-cell table:number-columns-repeated="5"/>
        </table:table-row>
      </table:table>
      <table:table table:name="Sheet3" table:style-name="ta1">
        <table:shapes>
          <draw:frame draw:z-index="0" draw:style-name="gr1" draw:text-style-name="P1" svg:width="199.91mm" svg:height="112.16mm" svg:x="0.01mm" svg:y="0mm">
            <draw:object draw:notify-on-update-of-ranges="Sheet2.A3:Sheet2.A24 Sheet2.B2:Sheet2.B2 Sheet2.B3:Sheet2.B2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68.73mm" svg:height="136.68mm" svg:x="0.01mm" svg:y="112.89mm">
            <draw:object draw:notify-on-update-of-ranges="Sheet2.A35:Sheet2.A56 Sheet2.B34:Sheet2.B34 Sheet2.B35:Sheet2.B5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4.54mm" svg:height="103.71mm" svg:x="0mm" svg:y="252.87mm">
            <draw:object draw:notify-on-update-of-ranges="Sheet2.F3:Sheet2.F24 Sheet2.G2:Sheet2.G2 Sheet2.G3:Sheet2.G2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09:35:05.643188454</meta:creation-date>
    <dc:date>2019-11-08T10:30:44.188744382</dc:date>
    <meta:editing-duration>PT44M42S</meta:editing-duration>
    <meta:editing-cycles>14</meta:editing-cycles>
    <meta:generator>LibreOffice/6.0.7.3$Linux_X86_64 LibreOffice_project/00m0$Build-3</meta:generator>
    <meta:document-statistic meta:table-count="3" meta:cell-count="30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-dash="Ultrafine_20_2_20_Dots_20_3_20_Dashes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992cm" svg:height="11.217cm" xlink:href=".." xlink:type="simple" chart:class="chart:scatter" chart:style-name="ch1">
        <chart:title svg:x="5.468cm" svg:y="0.36cm" chart:style-name="ch2">
          <text:p>BATCH SIZE VS MTCNN DETECTION TIME</text:p>
        </chart:title>
        <chart:legend svg:x="12.236cm" svg:y="6.478cm" style:legend-expansion="custom" chartooo:width="7.729cm" chartooo:height="1.241cm" style:legend-expansion-aspect-ratio="6.22804190169218" chart:style-name="ch3"/>
        <chart:plot-area chart:style-name="ch4" table:cell-range-address="Sheet2.A3:Sheet2.B24 Sheet2.B2:Sheet2.B2" chart:data-source-has-labels="row" svg:x="1.444cm" svg:y="1.956cm" svg:width="11.781cm" svg:height="8.068cm">
          <chartooo:coordinate-region svg:x="2.356cm" svg:y="2.155cm" svg:width="10.682cm" svg:height="7.222cm"/>
          <chart:axis chart:dimension="x" chart:name="primary-x" chart:style-name="ch5">
            <chart:title svg:x="6.351cm" svg:y="10.248cm" chart:style-name="ch6">
              <text:p>BATCH SIZE</text:p>
            </chart:title>
          </chart:axis>
          <chart:axis chart:dimension="y" chart:name="primary-y" chart:style-name="ch5">
            <chart:title svg:x="0.02cm" svg:y="7.828cm" chart:style-name="ch7">
              <text:p>DETECTION TIME (Sec.)
</text:p>
            </chart:title>
            <chart:grid chart:style-name="ch8" chart:class="major"/>
          </chart:axis>
          <chart:series chart:style-name="ch9" chart:values-cell-range-address="Sheet2.B3:Sheet2.B24" chart:label-cell-address="Sheet2.B2:Sheet2.B2" chart:class="chart:scatter">
            <chart:domain table:cell-range-address="Sheet2.A3:Sheet2.A24"/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TCNN DETECTION TIME (Sec.)</text:p>
                <draw:g>
                  <svg:desc>Sheet2.B2:Sheet2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3:Sheet2.A24</svg:desc>
                </draw:g>
              </table:table-cell>
              <table:table-cell office:value-type="float" office:value="1.798">
                <text:p>1.798</text:p>
                <draw:g>
                  <svg:desc>Sheet2.B3:Sheet2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26">
                <text:p>1.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841">
                <text:p>1.8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841">
                <text:p>1.8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861">
                <text:p>1.8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837">
                <text:p>1.8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797">
                <text:p>1.7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836">
                <text:p>1.8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828">
                <text:p>1.8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842">
                <text:p>1.8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831">
                <text:p>1.8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911">
                <text:p>1.9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821">
                <text:p>1.8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.803">
                <text:p>1.8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1.748">
                <text:p>1.7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1.845">
                <text:p>1.8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1.835">
                <text:p>1.8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1.851">
                <text:p>1.8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1.814">
                <text:p>1.8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874cm" svg:height="13.669cm" xlink:href=".." xlink:type="simple" chart:class="chart:scatter" chart:style-name="ch1">
        <chart:title svg:x="4.478cm" svg:y="0.409cm" chart:style-name="ch2">
          <text:p>BATCH SIZE VS RECOGNITION TIME</text:p>
        </chart:title>
        <chart:legend chart:legend-position="end" svg:x="11.138cm" svg:y="6.535cm" style:legend-expansion="high" chart:style-name="ch3"/>
        <chart:plot-area chart:style-name="ch4" table:cell-range-address="Sheet2.A35:Sheet2.B56 Sheet2.B34:Sheet2.B34" chart:data-source-has-labels="row" svg:x="1.348cm" svg:y="1.461cm" svg:width="9.453cm" svg:height="10.954cm">
          <chartooo:coordinate-region svg:x="2.075cm" svg:y="1.66cm" svg:width="8.539cm" svg:height="10.108cm"/>
          <chart:axis chart:dimension="x" chart:name="primary-x" chart:style-name="ch5">
            <chart:title svg:x="5.091cm" svg:y="12.688cm" chart:style-name="ch6">
              <text:p>BATCH SIZE</text:p>
            </chart:title>
          </chart:axis>
          <chart:axis chart:dimension="y" chart:name="primary-y" chart:style-name="ch5">
            <chart:title svg:x="0.451cm" svg:y="8.98cm" chart:style-name="ch7">
              <text:p>RECOGNITION TIME (Sec.)</text:p>
            </chart:title>
            <chart:grid chart:style-name="ch8" chart:class="major"/>
          </chart:axis>
          <chart:series chart:style-name="ch9" chart:values-cell-range-address="Sheet2.B35:Sheet2.B56" chart:label-cell-address="Sheet2.B34:Sheet2.B34" chart:class="chart:scatter">
            <chart:domain table:cell-range-address="Sheet2.A35:Sheet2.A56"/>
            <chart:data-point chart:repeated="9"/>
            <chart:data-point chart:style-name="ch10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COGNITION TIME (Sec.)</text:p>
                <draw:g>
                  <svg:desc>Sheet2.B34:Sheet2.B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35:Sheet2.A56</svg:desc>
                </draw:g>
              </table:table-cell>
              <table:table-cell office:value-type="float" office:value="1.068">
                <text:p>1.068</text:p>
                <draw:g>
                  <svg:desc>Sheet2.B35:Sheet2.B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01">
                <text:p>0.9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37">
                <text:p>0.9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63">
                <text:p>0.9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26">
                <text:p>0.9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039">
                <text:p>1.0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073">
                <text:p>1.0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023">
                <text:p>1.0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083">
                <text:p>1.0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05">
                <text:p>0.9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.168">
                <text:p>1.1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0.869">
                <text:p>0.8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1.128">
                <text:p>1.1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1.208">
                <text:p>1.2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299cm" svg:height="9.145cm" xlink:href=".." xlink:type="simple" chart:class="chart:scatter" chart:style-name="ch1">
        <chart:title svg:x="3.779cm" svg:y="0.318cm" chart:style-name="ch2">
          <text:p>BATCH SIZE Vs PRE-PROCESISNG TIME</text:p>
        </chart:title>
        <chart:legend chart:legend-position="end" svg:x="10.88cm" svg:y="4.074cm" style:legend-expansion="high" chart:style-name="ch3"/>
        <chart:plot-area chart:style-name="ch4" table:cell-range-address="Sheet2.C3:Sheet2.D24 Sheet2.D2:Sheet2.D2" chart:data-source-has-labels="row" svg:x="1.912cm" svg:y="0.898cm" svg:width="10.505cm" svg:height="7.531cm">
          <chartooo:coordinate-region svg:x="3.01cm" svg:y="1.097cm" svg:width="9.22cm" svg:height="6.685cm"/>
          <chart:axis chart:dimension="x" chart:name="primary-x" chart:style-name="ch5">
            <chart:title svg:x="6.181cm" svg:y="8.585cm" chart:style-name="ch6">
              <text:p>BATCH SIZE</text:p>
            </chart:title>
          </chart:axis>
          <chart:axis chart:dimension="y" chart:name="primary-y" chart:style-name="ch5">
            <chart:title svg:x="1.027cm" svg:y="6.996cm" chart:style-name="ch7">
              <text:p>PRE-PROCESSING TIME(Sec.)</text:p>
            </chart:title>
            <chart:grid chart:style-name="ch8" chart:class="major"/>
          </chart:axis>
          <chart:series chart:style-name="ch9" chart:values-cell-range-address="Sheet2.D3:Sheet2.D24" chart:label-cell-address="Sheet2.D2:Sheet2.D2" chart:class="chart:scatter">
            <chart:domain table:cell-range-address="Sheet2.C3:Sheet2.C24"/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RE-PROCESSING TIME (Sec.)</text:p>
                <draw:g>
                  <svg:desc>Sheet2.D2:Sheet2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C3:Sheet2.C24</svg:desc>
                </draw:g>
              </table:table-cell>
              <table:table-cell office:value-type="float" office:value="0.008">
                <text:p>0.008</text:p>
                <draw:g>
                  <svg:desc>Sheet2.D3:Sheet2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0.008">
                <text:p>0.0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455cm" svg:height="10.372cm" xlink:href=".." xlink:type="simple" chart:class="chart:scatter" chart:style-name="ch1">
        <chart:title svg:x="5.585cm" svg:y="0.343cm" chart:style-name="ch2">
          <text:p>BATCH SIZE Vs MODEL INIT TIME</text:p>
        </chart:title>
        <chart:legend chart:legend-position="end" svg:x="13.142cm" svg:y="4.887cm" style:legend-expansion="high" chart:style-name="ch3"/>
        <chart:plot-area chart:style-name="ch4" table:cell-range-address="Sheet2.F3:Sheet2.G24 Sheet2.G2:Sheet2.G2" chart:data-source-has-labels="row" svg:x="1.38cm" svg:y="1.329cm" svg:width="11.393cm" svg:height="7.855cm">
          <chartooo:coordinate-region svg:x="2.292cm" svg:y="1.529cm" svg:width="10.294cm" svg:height="7.008cm"/>
          <chart:axis chart:dimension="x" chart:name="primary-x" chart:style-name="ch5">
            <chart:title svg:x="6.093cm" svg:y="9.391cm" chart:style-name="ch6">
              <text:p>BATCH SIZE</text:p>
            </chart:title>
          </chart:axis>
          <chart:axis chart:dimension="y" chart:name="primary-y" chart:style-name="ch5">
            <chart:title svg:x="0.451cm" svg:y="7.086cm" chart:style-name="ch7">
              <text:p>MODEL INIT TIME (Sec.)</text:p>
            </chart:title>
            <chart:grid chart:style-name="ch8" chart:class="major"/>
          </chart:axis>
          <chart:series chart:style-name="ch9" chart:values-cell-range-address="Sheet2.G3:Sheet2.G24" chart:label-cell-address="Sheet2.G2:Sheet2.G2" chart:class="chart:scatter">
            <chart:domain table:cell-range-address="Sheet2.F3:Sheet2.F24"/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MODEL INIT TIME (Sec.)</text:p>
                <draw:g>
                  <svg:desc>Sheet2.G2:Sheet2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F3:Sheet2.F24</svg:desc>
                </draw:g>
              </table:table-cell>
              <table:table-cell office:value-type="float" office:value="0.414">
                <text:p>0.414</text:p>
                <draw:g>
                  <svg:desc>Sheet2.G3:Sheet2.G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67">
                <text:p>0.3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377">
                <text:p>0.3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21">
                <text:p>0.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72">
                <text:p>0.3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18">
                <text:p>0.4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371">
                <text:p>0.3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372">
                <text:p>0.3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377">
                <text:p>0.3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0.371">
                <text:p>0.3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0.364">
                <text:p>0.3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-dash="Ultrafine_20_2_20_Dots_20_3_20_Dashes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992cm" svg:height="11.217cm" xlink:href=".." xlink:type="simple" chart:class="chart:scatter" chart:style-name="ch1">
        <chart:title svg:x="5.468cm" svg:y="0.36cm" chart:style-name="ch2">
          <text:p>BATCH SIZE VS MTCNN DETECTION TIME</text:p>
        </chart:title>
        <chart:legend svg:x="12.236cm" svg:y="6.478cm" style:legend-expansion="custom" chartooo:width="7.729cm" chartooo:height="1.241cm" style:legend-expansion-aspect-ratio="6.22804190169218" chart:style-name="ch3"/>
        <chart:plot-area chart:style-name="ch4" table:cell-range-address="Sheet2.A3:Sheet2.B24 Sheet2.B2:Sheet2.B2" chart:data-source-has-labels="row" svg:x="1.444cm" svg:y="1.956cm" svg:width="11.781cm" svg:height="8.068cm">
          <chartooo:coordinate-region svg:x="2.356cm" svg:y="2.155cm" svg:width="10.682cm" svg:height="7.222cm"/>
          <chart:axis chart:dimension="x" chart:name="primary-x" chart:style-name="ch5">
            <chart:title svg:x="6.351cm" svg:y="10.248cm" chart:style-name="ch6">
              <text:p>BATCH SIZE</text:p>
            </chart:title>
          </chart:axis>
          <chart:axis chart:dimension="y" chart:name="primary-y" chart:style-name="ch5">
            <chart:title svg:x="0.02cm" svg:y="7.826cm" chart:style-name="ch7">
              <text:p>DETECTION TIME (Sec.)
</text:p>
            </chart:title>
            <chart:grid chart:style-name="ch8" chart:class="major"/>
          </chart:axis>
          <chart:series chart:style-name="ch9" chart:values-cell-range-address="Sheet2.B3:Sheet2.B24" chart:label-cell-address="Sheet2.B2:Sheet2.B2" chart:class="chart:scatter">
            <chart:domain table:cell-range-address="Sheet2.A3:Sheet2.A24"/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TCNN DETECTION TIME (Sec.)</text:p>
                <draw:g>
                  <svg:desc>Sheet2.B2:Sheet2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3:Sheet2.A24</svg:desc>
                </draw:g>
              </table:table-cell>
              <table:table-cell office:value-type="float" office:value="1.798">
                <text:p>1.798</text:p>
                <draw:g>
                  <svg:desc>Sheet2.B3:Sheet2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26">
                <text:p>1.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841">
                <text:p>1.8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841">
                <text:p>1.8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861">
                <text:p>1.8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837">
                <text:p>1.8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797">
                <text:p>1.7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836">
                <text:p>1.8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828">
                <text:p>1.8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842">
                <text:p>1.8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831">
                <text:p>1.8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911">
                <text:p>1.9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821">
                <text:p>1.8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.803">
                <text:p>1.8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1.748">
                <text:p>1.7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1.845">
                <text:p>1.8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1.835">
                <text:p>1.8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1.851">
                <text:p>1.8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1.814">
                <text:p>1.8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